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0000001191448D421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8pt" style:font-size-asian="8pt" style:font-size-complex="8pt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9cm" svg:height="4.571cm" svg:x="0.275cm" svg:y="0.244cm">
          <draw:image xlink:href="Pictures/2000000200000200000001191448D421.eps" xlink:type="simple" xlink:show="embed" xlink:actuate="onLoad">
            <text:p/>
          </draw:image>
        </draw:frame>
        <draw:frame draw:style-name="gr2" draw:text-style-name="P3" draw:layer="layout" svg:width="6.141cm" svg:height="1.586cm" svg:x="1.519cm" svg:y="2.993cm">
          <draw:text-box>
            <text:p text:style-name="P2"><text:span text:style-name="T1">عددی الیکٹرانکس میں عموما اگر کوئی متغیرہ موجود ہو</text:span></text:p>
            <text:p text:style-name="P2"><text:span text:style-name="T1">تو اس کا نفی بھی موجود ہوتا ہے۔اسی وجہ سے عددی</text:span></text:p>
            <text:p text:style-name="P2"><text:span text:style-name="T1">دور بناتے وقت <text:s text:c="6"/>کے لئے نفی گیٹ استعمال نہیں کیا گیا</text:span></text:p>
          </draw:text-box>
        </draw:frame>
        <draw:frame draw:style-name="gr3" draw:layer="layout" svg:width="0.502cm" svg:height="0.469cm" svg:x="1.025cm" svg:y="0.33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405cm" svg:height="0.308cm" svg:x="5.465cm" svg:y="4.0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93cm" svg:height="0.469cm" svg:x="1.03cm" svg:y="0.8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493cm" svg:height="0.469cm" svg:x="1.03cm" svg:y="2.2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01cm" svg:height="0.469cm" svg:x="1.026cm" svg:y="1.7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936cm" svg:height="0.469cm" svg:x="3.079cm" svg:y="0.32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935cm" svg:height="0.469cm" svg:x="3.092cm" svg:y="1.73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2.729cm" svg:height="0.469cm" svg:x="5.557cm" svg:y="0.986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4:05:10</dc:date>
    <dc:creator>kkk </dc:creator>
    <meta:editing-duration>PT17H24M47S</meta:editing-duration>
    <meta:editing-cycles>76</meta:editing-cycles>
    <meta:generator>LibreOffice/3.3$Linux LibreOffice_project/330m19$Build-401</meta:generator>
    <meta:document-statistic meta:object-count="10"/>
  </office:meta>
</office:document-meta>
</file>

<file path=Object 1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3/content.xml><?xml version="1.0" encoding="utf-8"?>
<math xmlns="http://www.w3.org/1998/Math/MathML">
  <semantics>
    <mi>B</mi>
    <annotation encoding="StarMath 5.0">B</annotation>
  </semantics>
</math>
</file>

<file path=Object 4/content.xml><?xml version="1.0" encoding="utf-8"?>
<math xmlns="http://www.w3.org/1998/Math/MathML">
  <semantics>
    <mi>B</mi>
    <annotation encoding="StarMath 5.0">B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row>
      <mover accent="true">
        <mi>A</mi>
        <mo>¯</mo>
      </mover>
      <mo stretchy="false">⋅</mo>
      <mi>B</mi>
    </mrow>
    <annotation encoding="StarMath 5.0">overline{A} cdot B</annotation>
  </semantics>
</math>
</file>

<file path=Object 7/content.xml><?xml version="1.0" encoding="utf-8"?>
<math xmlns="http://www.w3.org/1998/Math/MathML">
  <semantics>
    <mrow>
      <mi>A</mi>
      <mo stretchy="false">⋅</mo>
      <mi>B</mi>
    </mrow>
    <annotation encoding="StarMath 5.0">A cdot B</annotation>
  </semantics>
</math>
</file>

<file path=Object 8/content.xml><?xml version="1.0" encoding="utf-8"?>
<math xmlns="http://www.w3.org/1998/Math/MathML">
  <semantics>
    <mrow>
      <mi>C</mi>
      <mo stretchy="false">=</mo>
      <mrow>
        <mrow>
          <mover accent="true">
            <mi>A</mi>
            <mo>¯</mo>
          </mover>
          <mo stretchy="false">⋅</mo>
          <mi>B</mi>
        </mrow>
        <mo stretchy="false">+</mo>
        <mrow>
          <mi>A</mi>
          <mo stretchy="false">⋅</mo>
          <mi>B</mi>
        </mrow>
      </mrow>
    </mrow>
    <annotation encoding="StarMath 5.0">C=overline{A} cdot B + A cdot B</annotation>
  </semantics>
</math>
</file>